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640000007699A3A799792732FB.png" manifest:media-type="image/png"/>
  <manifest:file-entry manifest:full-path="Pictures/2000004B00003F3C00000C25143EBE1FD73F401C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" style:family="graphic" style:parent-style-name="standard">
      <style:graphic-properties draw:stroke="none" draw:fill-color="#ffffff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2.786cm" fo:padding-top="0.125cm" fo:padding-bottom="0.125cm" fo:padding-left="0.25cm" fo:padding-right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86cm"/>
      <style:paragraph-properties style:writing-mode="lr-tb"/>
    </style:style>
    <style:style style:name="gr6" style:family="graphic" style:parent-style-name="standard">
      <style:graphic-properties draw:stroke="none" draw:stroke-dash="Dashed_20__28_var_29__20_2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4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7" style:family="graphic" style:parent-style-name="standard">
      <style:graphic-properties draw:stroke="none" draw:fill-color="#ff4000"/>
    </style:style>
    <style:style style:name="gr8" style:family="graphic" style:parent-style-name="standard">
      <style:graphic-properties draw:stroke="none" svg:stroke-color="#000000" draw:fill="none" draw:fill-color="#ffffff" fo:min-height="1.5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0000" loext:opacity="100%" style:text-outline="false" style:font-name="Noto Sans Display" fo:font-style="italic" fo:text-shadow="1pt 1pt" style:text-underline-style="none" fo:font-weight="bold" fo:background-color="transparent" style:font-weight-asian="bold" style:font-weight-complex="bold"/>
    </style:style>
    <style:style style:name="P3" style:family="paragraph">
      <loext:graphic-properties draw:fill="none" draw:fill-color="#ffffff"/>
      <style:text-properties fo:color="#000000" loext:opacity="100%" style:text-outline="false" style:font-name="Noto Sans Display" fo:font-size="24pt" fo:font-style="italic" fo:text-shadow="1pt 1pt" style:text-underline-style="none" fo:font-weight="bold" fo:background-color="transparent" style:font-size-asian="24pt" style:font-weight-asian="bold" style:font-size-complex="24pt" style:font-weight-complex="bold"/>
    </style:style>
    <style:style style:name="P4" style:family="paragraph">
      <style:text-properties fo:color="#000000" loext:opacity="100%" style:text-outline="false" fo:font-style="italic" fo:text-shadow="1pt 1pt" style:text-underline-style="none" fo:font-weight="bold"/>
    </style:style>
    <style:style style:name="P5" style:family="paragraph">
      <loext:graphic-properties draw:fill="none" draw:fill-color="#ffffff"/>
      <style:text-properties fo:color="#000000" loext:opacity="100%" style:text-outline="false" style:font-name="Noto Sans Display" fo:font-size="24pt" fo:font-style="italic" fo:text-shadow="1pt 1pt" style:text-underline-style="none" fo:font-weight="bold" style:font-size-asian="24pt" style:font-weight-asian="bold" style:font-size-complex="24pt" style:font-weight-complex="bold"/>
    </style:style>
    <style:style style:name="P6" style:family="paragraph">
      <style:text-properties fo:color="#000000" loext:opacity="100%" style:text-outline="false" style:font-name="Noto Sans Display" fo:font-style="italic" fo:text-shadow="1pt 1pt" style:text-underline-style="none" fo:font-weight="bold" style:font-weight-asian="bold" style:font-weight-complex="bold"/>
    </style:style>
    <style:style style:name="P7" style:family="paragraph">
      <style:text-properties fo:color="#000000" loext:opacity="100%" style:text-outline="true" style:font-name="Noto Sans Display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00000" loext:opacity="100%" style:text-outline="true" style:font-name="Noto Sans Display"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Noto Sans Display" fo:font-size="54pt" style:font-size-asian="54pt" style:font-weight-asian="bold" style:font-size-complex="54pt" style:font-weight-complex="bold"/>
    </style:style>
    <style:style style:name="T2" style:family="text">
      <style:text-properties style:font-name="Noto Sans Display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848cm" svg:height="1.315cm" svg:x="2.27cm" svg:y="7.129cm">
            <draw:image xlink:href="Pictures/2000004B00003F3C00000C25143EBE1FD73F401C.svm" xlink:type="simple" xlink:show="embed" xlink:actuate="onLoad" draw:mime-type="image/x-svm">
              <text:p/>
            </draw:image>
            <draw:image xlink:href="Pictures/10000200000002640000007699A3A799792732FB.png" xlink:type="simple" xlink:show="embed" xlink:actuate="onLoad" draw:mime-type="image/png"/>
          </draw:frame>
          <draw:g>
            <dr3d:scene draw:style-name="gr2" svg:width="3cm" svg:height="3cm" svg:x="2.271cm" svg:y="12.237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3" draw:layer="layout"/>
            </dr3d:scene>
            <draw:frame draw:style-name="gr4" draw:text-style-name="P3" draw:layer="layout" svg:width="3cm" svg:height="3.036cm" svg:x="2.822cm" svg:y="12.129cm">
              <draw:text-box>
                <text:p text:style-name="P2"><text:span text:style-name="T1">B</text:span></text:p>
              </draw:text-box>
            </draw:frame>
            <dr3d:scene draw:style-name="gr2" svg:width="3cm" svg:height="3cm" svg:x="4.827cm" svg:y="12.237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3" draw:layer="layout"/>
            </dr3d:scene>
            <draw:frame draw:style-name="gr5" draw:text-style-name="P5" draw:layer="layout" svg:width="3cm" svg:height="3.036cm" svg:x="5.489cm" svg:y="12.129cm">
              <draw:text-box>
                <text:p text:style-name="P4"><text:span text:style-name="T1">R</text:span></text:p>
              </draw:text-box>
            </draw:frame>
            <dr3d:scene draw:style-name="gr2" svg:width="3cm" svg:height="3cm" svg:x="7.383cm" svg:y="12.237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3" draw:layer="layout"/>
            </dr3d:scene>
            <draw:frame draw:style-name="gr5" draw:text-style-name="P5" draw:layer="layout" svg:width="3cm" svg:height="3.036cm" svg:x="7.897cm" svg:y="12.129cm">
              <draw:text-box>
                <text:p text:style-name="P6"><text:span text:style-name="T1">O</text:span></text:p>
              </draw:text-box>
            </draw:frame>
            <dr3d:scene draw:style-name="gr2" svg:width="3cm" svg:height="3cm" svg:x="9.939cm" svg:y="12.237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3" draw:layer="layout"/>
            </dr3d:scene>
            <draw:frame draw:style-name="gr5" draw:text-style-name="P5" draw:layer="layout" svg:width="3cm" svg:height="3.036cm" svg:x="10.453cm" svg:y="12.129cm">
              <draw:text-box>
                <text:p text:style-name="P6"><text:span text:style-name="T1">O</text:span></text:p>
              </draw:text-box>
            </draw:frame>
            <dr3d:scene draw:style-name="gr2" svg:width="3cm" svg:height="3cm" svg:x="12.569cm" svg:y="12.237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3" draw:layer="layout"/>
            </dr3d:scene>
            <draw:frame draw:style-name="gr5" draw:text-style-name="P5" draw:layer="layout" svg:width="3cm" svg:height="3.036cm" svg:x="12.956cm" svg:y="12.129cm">
              <draw:text-box>
                <text:p text:style-name="P6"><text:span text:style-name="T1">M</text:span></text:p>
              </draw:text-box>
            </draw:frame>
            <dr3d:scene draw:style-name="gr6" svg:width="3cm" svg:height="3cm" svg:x="15.162cm" svg:y="12.237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7" draw:layer="layout"/>
            </dr3d:scene>
            <draw:frame draw:style-name="gr8" draw:text-style-name="P8" draw:layer="layout" svg:width="3.292cm" svg:height="1.783cm" svg:x="15.166cm" svg:y="12.844cm">
              <draw:text-box>
                <text:p text:style-name="P7"><text:span text:style-name="T2">BALL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10:54:25.283966520</meta:creation-date>
    <dc:date>2021-06-14T00:09:01.166149406</dc:date>
    <meta:editing-duration>PT10H54M15S</meta:editing-duration>
    <meta:editing-cycles>1</meta:editing-cycles>
    <meta:document-statistic meta:object-count="21"/>
    <meta:generator>LibreOffice/7.1.4.2$Linux_X86_64 LibreOffice_project/10$Build-2</meta:generator>
  </office:meta>
</office:document-meta>
</file>